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5.088cm"/>
      <style:paragraph-properties style:writing-mode="lr-tb"/>
    </style:style>
    <style:style style:name="gr2" style:family="graphic" style:parent-style-name="standard">
      <style:graphic-properties draw:stroke="none" draw:fill="none" fo:min-height="2.15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7cm" fo:min-width="1.1cm"/>
    </style:style>
    <style:style style:name="gr4" style:family="graphic" style:parent-style-name="standard">
      <style:graphic-properties draw:stroke="none" draw:fill="none" fo:min-height="0.68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9.152cm"/>
      <style:paragraph-properties style:writing-mode="lr-tb"/>
    </style:style>
    <style:style style:name="gr6" style:family="graphic" style:parent-style-name="standard">
      <style:graphic-properties draw:stroke="none" draw:fill="none" fo:min-height="1.01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9.6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8.644cm"/>
      <style:paragraph-properties style:writing-mode="lr-tb"/>
    </style:style>
    <style:style style:name="gr9" style:family="graphic" style:parent-style-name="standard">
      <style:graphic-properties draw:stroke="none" draw:fill="none" fo:min-height="1.575cm"/>
      <style:paragraph-properties style:writing-mode="lr-tb"/>
    </style:style>
    <style:style style:name="gr10" style:family="graphic" style:parent-style-name="standard">
      <style:graphic-properties draw:stroke="none" draw:fill="none" fo:min-height="2.02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1cm" fo:min-width="3.491cm"/>
    </style:style>
    <style:style style:name="gr12" style:family="graphic" style:parent-style-name="standard">
      <style:graphic-properties draw:stroke="none" draw:fill="none" fo:min-height="0.8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10.53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2pt" style:font-size-asian="22pt" style:font-size-complex="22pt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1.524cm" svg:x="11.322cm" svg:y="2.94cm">
          <text:p><text:span text:style-name="T1">sc</text:span><text:span text:style-name="T1">01</text:span><text:span text:style-name="T1">_s</text:span><text:span text:style-name="T1">plit</text:span><text:span text:style-name="T1">_tif</text:span><text:span text:style-name="T1">.sh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659cm" svg:height="2.407cm" svg:x="2.741cm" svg:y="0.216cm">
          <draw:text-box>
            <text:p text:style-name="P2"><text:span text:style-name="T2">A </text:span><text:span text:style-name="T2">ras</text:span><text:span text:style-name="T2">ter </text:span><text:span text:style-name="T2">file </text:span><text:span text:style-name="T2">will </text:span><text:span text:style-name="T2">be </text:span><text:span text:style-name="T2">spl</text:span><text:span text:style-name="T2">it </text:span><text:span text:style-name="T2">in </text:span></text:p>
            <text:p text:style-name="P2"><text:span text:style-name="T2">4 </text:span><text:span text:style-name="T2">vrt </text:span><text:span text:style-name="T2">tile</text:span><text:span text:style-name="T2">s </text:span><text:span text:style-name="T2">ea</text:span><text:span text:style-name="T2">ch </text:span><text:span text:style-name="T2">on</text:span><text:span text:style-name="T2">e </text:span><text:span text:style-name="T2">co</text:span><text:span text:style-name="T2">nta</text:span><text:span text:style-name="T2">ini</text:span><text:span text:style-name="T2">ng </text:span><text:span text:style-name="T2">3 </text:span><text:span text:style-name="T2">ba</text:span><text:span text:style-name="T2">nd</text:span><text:span text:style-name="T2">s. </text:span></text:p>
          </draw:text-box>
        </draw:frame>
        <draw:custom-shape draw:style-name="gr3" draw:text-style-name="P1" draw:layer="layout" svg:width="2.54cm" svg:height="0.508cm" svg:x="11.248cm" svg:y="8.5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4cm" svg:height="0.508cm" svg:x="14.249cm" svg:y="8.5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4cm" svg:height="0.508cm" svg:x="11.149cm" svg:y="9.4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4cm" svg:height="0.508cm" svg:x="14.149cm" svg:y="9.3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1.322cm" svg:height="0.936cm" svg:x="9.642cm" svg:y="8.416cm">
          <draw:text-box>
            <text:p text:style-name="P4"><text:span text:style-name="T3">UL</text:span></text:p>
          </draw:text-box>
        </draw:frame>
        <draw:frame draw:style-name="gr4" draw:text-style-name="P5" draw:layer="layout" svg:width="1.322cm" svg:height="0.936cm" svg:x="9.642cm" svg:y="9.416cm">
          <draw:text-box>
            <text:p text:style-name="P4"><text:span text:style-name="T3">LL</text:span></text:p>
          </draw:text-box>
        </draw:frame>
        <draw:frame draw:style-name="gr4" draw:text-style-name="P5" draw:layer="layout" svg:width="1.322cm" svg:height="0.936cm" svg:x="17.342cm" svg:y="8.416cm">
          <draw:text-box>
            <text:p text:style-name="P4"><text:span text:style-name="T3">UR</text:span></text:p>
          </draw:text-box>
        </draw:frame>
        <draw:frame draw:style-name="gr4" draw:text-style-name="P5" draw:layer="layout" svg:width="1.322cm" svg:height="0.936cm" svg:x="17.442cm" svg:y="9.016cm">
          <draw:text-box>
            <text:p text:style-name="P4"><text:span text:style-name="T3">LR</text:span></text:p>
          </draw:text-box>
        </draw:frame>
        <draw:custom-shape draw:style-name="gr5" draw:text-style-name="P1" draw:layer="layout" svg:width="9.652cm" svg:height="1.524cm" svg:x="2.94cm" svg:y="19.132cm">
          <text:p text:style-name="P1"><text:span text:style-name="T4">sc02c_</text:span>resampling_tif_xargs.s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52cm" svg:height="1.524cm" svg:x="2.94cm" svg:y="15.13cm">
          <text:p text:style-name="P1">sc02a_resampling_tif_forloop.sh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932cm" svg:height="1.268cm" svg:x="4.242cm" svg:y="13.716cm">
          <draw:text-box>
            <text:p text:style-name="P4"><text:span text:style-name="T5">Inside one node </text:span></text:p>
          </draw:text-box>
        </draw:frame>
        <draw:custom-shape draw:style-name="gr7" draw:text-style-name="P1" draw:layer="layout" svg:width="10.16cm" svg:height="1.524cm" svg:x="15.24cm" svg:y="17.033cm">
          <text:p text:style-name="P1"><text:span text:style-name="T4">sc02f_</text:span>resampling_tif_arrayjobs.s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144cm" svg:height="1.524cm" svg:x="15.286cm" svg:y="15.131cm">
          <text:p text:style-name="P1"><text:span text:style-name="T4">sc02d_</text:span>resampling_tif_njobs.sh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8.034cm" svg:height="1.825cm" svg:x="16.342cm" svg:y="13.717cm">
          <draw:text-box>
            <text:p text:style-name="P4"><text:span text:style-name="T5">In different nodes </text:span></text:p>
          </draw:text-box>
        </draw:frame>
        <draw:frame draw:style-name="gr10" draw:text-style-name="P3" draw:layer="layout" svg:width="16.562cm" svg:height="2.407cm" svg:x="5.642cm" svg:y="11.217cm">
          <draw:text-box>
            <text:p text:style-name="P2"><text:span text:style-name="T2">Perform a image resampling for each vrt </text:span></text:p>
            <text:p text:style-name="P2"><text:span text:style-name="T2">and re-merge the over all tif</text:span></text:p>
          </draw:text-box>
        </draw:frame>
        <draw:custom-shape draw:style-name="gr11" draw:text-style-name="P1" draw:layer="layout" svg:width="6.339cm" svg:height="1.524cm" svg:x="11.449cm" svg:y="6.0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7" draw:layer="layout" svg:width="3.177cm" svg:height="1.12cm" svg:x="8.769cm" svg:y="5.788cm">
          <draw:text-box>
            <text:p><text:span text:style-name="T2">Raster</text:span></text:p>
          </draw:text-box>
        </draw:frame>
        <draw:frame draw:style-name="gr9" draw:text-style-name="P7" draw:layer="layout" svg:width="2.869cm" svg:height="1.825cm" svg:x="0.487cm" svg:y="15.438cm">
          <draw:text-box>
            <text:p><text:span text:style-name="T5">1CPU</text:span></text:p>
          </draw:text-box>
        </draw:frame>
        <draw:frame draw:style-name="gr9" draw:text-style-name="P7" draw:layer="layout" svg:width="2.869cm" svg:height="1.825cm" svg:x="0.488cm" svg:y="19.339cm">
          <draw:text-box>
            <text:p><text:span text:style-name="T5">nCPU</text:span></text:p>
          </draw:text-box>
        </draw:frame>
        <draw:frame draw:style-name="gr9" draw:text-style-name="P7" draw:layer="layout" svg:width="2.869cm" svg:height="1.825cm" svg:x="25.388cm" svg:y="15.139cm">
          <draw:text-box>
            <text:p><text:span text:style-name="T5">1CPU</text:span></text:p>
          </draw:text-box>
        </draw:frame>
        <draw:frame draw:style-name="gr9" draw:text-style-name="P7" draw:layer="layout" svg:width="2.869cm" svg:height="1.825cm" svg:x="25.389cm" svg:y="17.24cm">
          <draw:text-box>
            <text:p><text:span text:style-name="T5">1CPU</text:span></text:p>
          </draw:text-box>
        </draw:frame>
        <draw:custom-shape draw:style-name="gr13" draw:text-style-name="P1" draw:layer="layout" svg:width="11.03cm" svg:height="1.524cm" svg:x="2.94cm" svg:y="17.03cm">
          <text:p text:style-name="P1">sc02b_resampling_tif_ampersand.sh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869cm" svg:height="1.825cm" svg:x="0.489cm" svg:y="17.14cm">
          <draw:text-box>
            <text:p><text:span text:style-name="T5">nCPU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matulli Giuseppe</meta:initial-creator>
    <meta:creation-date>2019-07-03T10:55:16.183706549</meta:creation-date>
    <dc:date>2024-06-17T21:07:30.976244914</dc:date>
    <dc:creator>Giuseppe Amatulli</dc:creator>
    <meta:editing-duration>PT58M44S</meta:editing-duration>
    <meta:editing-cycles>4</meta:editing-cycles>
    <meta:generator>LibreOffice/7.3.7.2$Linux_X86_64 LibreOffice_project/30$Build-2</meta:generator>
    <meta:document-statistic meta:object-count="48"/>
  </office:meta>
</office:document-meta>
</file>